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ackground-color="#000000">
        <style:background-image/>
      </style:paragraph-properties>
      <style:text-properties style:font-name="Courier"/>
    </style:style>
    <style:style style:name="P2" style:family="paragraph" style:parent-style-name="Standard">
      <style:paragraph-properties fo:background-color="#000000">
        <style:background-image/>
      </style:paragraph-properties>
      <style:text-properties fo:color="#aecf00" style:font-name="Courier"/>
    </style:style>
    <style:style style:name="P3" style:family="paragraph" style:parent-style-name="Standard">
      <style:paragraph-properties fo:background-color="#000000">
        <style:background-image/>
      </style:paragraph-properties>
      <style:text-properties fo:color="#ff0000" style:font-name="Courier"/>
    </style:style>
    <style:style style:name="P4" style:family="paragraph" style:parent-style-name="Standard">
      <style:paragraph-properties fo:background-color="#000000">
        <style:background-image/>
      </style:paragraph-properties>
      <style:text-properties fo:color="#996633" style:font-name="Courier"/>
    </style:style>
    <style:style style:name="T1" style:family="text">
      <style:text-properties fo:color="#ffff00"/>
    </style:style>
    <style:style style:name="T2" style:family="text">
      <style:text-properties fo:color="#aecf00"/>
    </style:style>
    <style:style style:name="T3" style:family="text">
      <style:text-properties fo:color="#996633"/>
    </style:style>
    <style:style style:name="T4" style:family="text">
      <style:text-properties fo:color="#ff0000"/>
    </style:style>
    <style:style style:name="T5" style:family="text">
      <style:text-properties fo:color="#ff950e"/>
    </style:style>
    <style:style style:name="T6" style:family="text">
      <style:text-properties style:use-window-font-color="true"/>
    </style:style>
    <style:style style:name="T7" style:family="text">
      <style:text-properties fo:color="#ffd3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79"/><text:span text:style-name="T4"><text:s/>,</text:span><text:span text:style-name="T3">(</text:span><text:span text:style-name="T4">.</text:span></text:p>
      <text:p text:style-name="P3"><text:s text:c="79"/>( <text:s text:c="2"/>)</text:p>
      <text:p text:style-name="P1"><text:span text:style-name="T4"><text:s text:c="80"/>`</text:span><text:span text:style-name="T3">"</text:span><text:span text:style-name="T4">'</text:span> <text:s text:c="30"/></text:p>
      <text:p text:style-name="P1"/>
      <text:p text:style-name="P1"/>
      <text:p text:style-name="P1"><text:s text:c="56"/><text:span text:style-name="T2"><text:s/>_</text:span></text:p>
      <text:p text:style-name="P2"><text:s text:c="56"/>(:)</text:p>
      <text:p text:style-name="P1"><text:s text:c="57"/><text:span text:style-name="T3">"</text:span></text:p>
      <text:p text:style-name="P1"/>
      <text:p text:style-name="P1"/>
      <text:p text:style-name="P1"/>
      <text:p text:style-name="P1"><text:s text:c="71"/><text:span text:style-name="T3"><text:s text:c="2"/>,-</text:span><text:span text:style-name="T7">"</text:span><text:span text:style-name="T3">-.</text:span></text:p>
      <text:p text:style-name="P4"><text:s text:c="72"/>/ ,-. \</text:p>
      <text:p text:style-name="P4"><text:s text:c="72"/>|(:::)|</text:p>
      <text:p text:style-name="P4"><text:s text:c="72"/>\ `-' /</text:p>
      <text:p text:style-name="P4"><text:s text:c="73"/><text:span text:style-name="T7">`-.-'</text:span></text:p>
      <text:p text:style-name="P1"/>
      <text:p text:style-name="P1"/>
      <text:p text:style-name="P1"/>
      <text:p text:style-name="P1"><text:s text:c="18"/><text:span text:style-name="T4">\\</text:span> <text:s text:c="40"/><text:span text:style-name="T1">*</text:span> <text:span text:style-name="T5">*</text:span></text:p>
      <text:p text:style-name="P1"><text:s text:c="17"/>}=<text:span text:style-name="T4">X</text:span>=&gt; <text:s text:c="2"/><text:span text:style-name="T1"><text:s/>* <text:s text:c="7"/>* <text:s text:c="9"/>* </text:span><text:s text:c="12"/><text:span text:style-name="T5">*</text:span> <text:span text:style-name="T1">*</text:span> <text:span text:style-name="T1">*</text:span></text:p>
      <text:p text:style-name="P1"><text:s text:c="18"/><text:span text:style-name="T4">//</text:span> <text:s text:c="40"/><text:span text:style-name="T1">*</text:span> <text:span text:style-name="T5">*</text:span> <text:s text:c="21"/></text:p>
      <text:p text:style-name="P1"/>
      <text:p text:style-name="P1"><text:s text:c="88"/>,<text:span text:style-name="T4">\</text:span><text:span text:style-name="T6">88</text:span><text:span text:style-name="T4">/</text:span>,</text:p>
      <text:p text:style-name="P1"><text:s text:c="88"/>8 <text:span text:style-name="T4">)(</text:span> 8</text:p>
      <text:p text:style-name="P1"><text:s text:c="88"/>'<text:span text:style-name="T4">/</text:span><text:span text:style-name="T6">88</text:span><text:span text:style-name="T4">\</text:span>'</text:p>
      <text:p text:style-name="P1"/>
      <text:p text:style-name="P1"/>
      <text:p text:style-name="P1"/>
      <text:p text:style-name="P1"/>
      <text:p text:style-name="P1"><text:s text:c="67"/><text:span text:style-name="T3"><text:s text:c="2"/>.-~~~-.</text:span></text:p>
      <text:p text:style-name="P4"><text:s text:c="68"/>(-<text:span text:style-name="T6">&lt;|||&gt;</text:span>-)</text:p>
      <text:p text:style-name="P4"><text:s text:c="69"/>`-._.-' 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07-05T16:35:05</meta:creation-date>
    <dc:title>Default</dc:title>
    <meta:editing-duration>PT00H24M11S</meta:editing-duration>
    <meta:editing-cycles>2</meta:editing-cycles>
    <meta:generator>NeoOffice/3.4.1$Unix OpenOffice.org_project/Patch 10</meta:generator>
    <meta:document-statistic meta:table-count="0" meta:image-count="0" meta:object-count="0" meta:page-count="1" meta:paragraph-count="20" meta:word-count="37" meta:character-count="1576"/>
    <dc:date>2017-07-05T17:14:26</dc:date>
    <meta:template xlink:type="simple" xlink:actuate="onRequest" xlink:title="Default" xlink:href="../../../../../../Library/Preferences/NeoOffice-3.0/user/template/Default.ott" meta:date="2017-07-05T16:35:05"/>
  </office:meta>
</office:document-meta>
</file>